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48f8" officeooo:paragraph-rsid="000148f8"/>
    </style:style>
    <style:style style:name="P2" style:family="paragraph" style:parent-style-name="Standard">
      <style:text-properties officeooo:rsid="000148f8" officeooo:paragraph-rsid="00051809"/>
    </style:style>
    <style:style style:name="P3" style:family="paragraph" style:parent-style-name="Standard">
      <style:text-properties officeooo:rsid="00051809" officeooo:paragraph-rsid="00051809"/>
    </style:style>
    <style:style style:name="P4" style:family="paragraph" style:parent-style-name="Standard">
      <style:text-properties officeooo:rsid="000561ba" officeooo:paragraph-rsid="000561ba"/>
    </style:style>
    <style:style style:name="P5" style:family="paragraph" style:parent-style-name="Standard">
      <style:text-properties officeooo:rsid="000561ba" officeooo:paragraph-rsid="0005b786"/>
    </style:style>
    <style:style style:name="P6" style:family="paragraph" style:parent-style-name="Standard">
      <style:text-properties officeooo:rsid="000744b2" officeooo:paragraph-rsid="000744b2"/>
    </style:style>
    <style:style style:name="T1" style:family="text">
      <style:text-properties officeooo:rsid="0002c6a5"/>
    </style:style>
    <style:style style:name="T2" style:family="text">
      <style:text-properties officeooo:rsid="00051809"/>
    </style:style>
    <style:style style:name="T3" style:family="text">
      <style:text-properties officeooo:rsid="0005b786"/>
    </style:style>
    <style:style style:name="T4" style:family="text">
      <style:text-properties fo:color="#ebebeb" style:font-name="Monospace" fo:font-size="10pt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5b786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ec BM11:</text:p>
      <text:p text:style-name="P1">Thomas Müller: 437</text:p>
      <text:p text:style-name="P1">18. Bayern Munich</text:p>
      <text:p text:style-name="P1">32. FC Bayern Munich</text:p>
      <text:p text:style-name="P1">134. Mario Gomez</text:p>
      <text:p text:style-name="P1">140. Mario Gómez</text:p>
      <text:p text:style-name="P1">151. Mario Götze</text:p>
      <text:p text:style-name="P1"/>
      <text:p text:style-name="P1"/>
      <text:p text:style-name="P1">Avec TFtotal, IDFsum,smooth:</text:p>
      <text:p text:style-name="P1">FC Bayern Munich : 33</text:p>
      <text:p text:style-name="P1">Thomas Müller : /</text:p>
      <text:p text:style-name="P1">Mario Gómez : 55</text:p>
      <text:p text:style-name="P1">Mario Götze : 72</text:p>
      <text:p text:style-name="P1"/>
      <text:p text:style-name="P1">Avec TFtotal, IDFbir:</text:p>
      <text:p text:style-name="P1">Bayern Munich F.C. : 352</text:p>
      <text:p text:style-name="P1">Thomas Müller : /</text:p>
      <text:p text:style-name="P1">Mario Gomez : /</text:p>
      <text:p text:style-name="P1"/>
      <text:p text:style-name="P1">Avec TFtotal, IDFbir, smooth:</text:p>
      <text:p text:style-name="P1">Bayern Munich : 16 </text:p>
      <text:p text:style-name="P1">Mario Gomez : 55</text:p>
      <text:p text:style-name="P1">Mario Gómez : 61</text:p>
      <text:p text:style-name="P1">Mario Götze : 72</text:p>
      <text:p text:style-name="P1"/>
      <text:p text:style-name="P1">Avec TFlog, IDFsum:</text:p>
      <text:p text:style-name="P1">Bayern Munich F.C. : 352</text:p>
      <text:p text:style-name="P1"/>
      <text:p text:style-name="P1"/>
      <text:p text:style-name="P1">Avec TFlog, IDFSum smooth:</text:p>
      <text:p text:style-name="P1"/>
      <text:p text:style-name="P1">FC Bayern Munich : 29</text:p>
      <text:p text:style-name="P1">Bayern Munich F.C. : 30</text:p>
      <text:p text:style-name="P1">F.C. Bayern Munich : 31</text:p>
      <text:p text:style-name="P1">Mario Gomez : 52</text:p>
      <text:p text:style-name="P1">Mario Gómez : 58</text:p>
      <text:p text:style-name="P1">Mario Götze : 69</text:p>
      <text:p text:style-name="P1"/>
      <text:p text:style-name="P1"/>
      <text:p text:style-name="P1">Avec Avec TFlog, IDFbir:</text:p>
      <text:p text:style-name="P1"/>
      <text:p text:style-name="P1">Bayern Munich : 13</text:p>
      <text:p text:style-name="P1">FC Bayern Munich : 29</text:p>
      <text:p text:style-name="P1">Bayern Munich F.C. : 30</text:p>
      <text:p text:style-name="P1">F.C. Bayern Munich : 31</text:p>
      <text:p text:style-name="P1">Mario Gomez : 52</text:p>
      <text:p text:style-name="P1">Mario Gómez : 58</text:p>
      <text:p text:style-name="P1">Mario Götze : 69</text:p>
      <text:p text:style-name="P1">Bayern Munich F.C. : 352</text:p>
      <text:p text:style-name="P1"/>
      <text:p text:style-name="P1"/>
      <text:p text:style-name="P1"><text:soft-page-break/></text:p>
      <text:p text:style-name="P1"/>
      <text:p text:style-name="P1"/>
      <text:p text:style-name="P1">Avec Tflog, IDF BIR Smooth :</text:p>
      <text:p text:style-name="P1"/>
      <text:p text:style-name="P1">Bayern Munich : <text:span text:style-name="T1">29</text:span> </text:p>
      <text:p text:style-name="P1">Mario Götze : <text:s/><text:span text:style-name="T1">58</text:span></text:p>
      <text:p text:style-name="P1">Mario Gomez : <text:span text:style-name="T1">69</text:span></text:p>
      <text:p text:style-name="P1"/>
      <text:p text:style-name="P3">BM25 :</text:p>
      <text:p text:style-name="P3"/>
      <text:p text:style-name="P2">Bayern Munich : <text:span text:style-name="T2">17</text:span></text:p>
      <text:p text:style-name="P2">Mario Götze : ?</text:p>
      <text:p text:style-name="P2">Mario Gomez : 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vec BM25</text:p>
      <text:p text:style-name="P2"/>
      <text:p text:style-name="P4">title Thomas, text Mario, text Munich → 1. <text:span text:style-name="T5">Thomas Mann</text:span></text:p>
      <text:p text:style-name="P4"><text:span text:style-name="T5"/></text:p>
      <text:p text:style-name="P5"><text:span text:style-name="T5">title </text:span><text:span text:style-name="T6">Mario</text:span><text:span text:style-name="T5">, text </text:span><text:span text:style-name="T6">Thomas</text:span><text:span text:style-name="T5">, text Munich →</text:span><text:span text:style-name="T6"> 0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>a</text:span><text:span text:style-name="T5">vec title : Thomas Mario Munich</text:span></text:p>
      <text:p text:style-name="P6"><text:span text:style-name="T5"/></text:p>
      <text:p text:style-name="P6"><text:span text:style-name="T5">Bayern Munich : 3.</text:span></text:p>
      <text:p text:style-name="P6"><text:span text:style-name="T5"/></text:p>
      <text:p text:style-name="P6"><text:span text:style-name="T5">Mario Gomez : 31.</text:span></text:p>
      <text:p text:style-name="P6"><text:span text:style-name="T5"/></text:p>
      <text:p text:style-name="P6"><text:span text:style-name="T5">Mario Götze : 48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5"><text:span text:style-name="T6"/></text:p>
      <text:p text:style-name="P5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6:22:41.409873907</meta:creation-date>
    <dc:date>2019-10-01T17:29:01.265857336</dc:date>
    <meta:editing-duration>PT56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226" meta:character-count="1071" meta:non-whitespace-character-count="896"/>
  </office:meta>
</office:document-meta>
</file>